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paragraph-properties fo:margin="0.000000000000000pt" fo:text-align="center"/>
      <style:text-properties fo:color="#000000" fo:font-family="Sans Serif" fo:font-size="12.000000000000000pt"/>
    </style:style>
    <style:style style:name="T1" style:family="text">
      <style:text-properties fo:font-size="14.000000000000000pt"/>
    </style:style>
    <style:style style:name="T2" style:family="text">
      <style:text-properties fo:font-size="16.000000000000000pt" fo:font-weight="bold"/>
    </style:style>
    <style:style style:name="P2" style:family="paragraph">
      <style:paragraph-properties fo:margin="0.000000000000000pt" fo:text-align="center"/>
      <style:text-properties fo:color="#000000" fo:font-family="Sans Serif" fo:font-size="16.000000000000000pt" fo:font-weight="bold"/>
    </style:style>
    <style:style style:name="P3" style:family="paragraph">
      <style:paragraph-properties fo:margin="1.000000000000000pt"/>
      <style:text-properties fo:color="#000000" fo:font-family="Sans Serif" fo:font-size="12.000000000000000pt"/>
    </style:style>
    <style:style style:name="P4" style:family="paragraph">
      <style:paragraph-properties fo:margin="1.000000000000000pt" fo:text-align="right"/>
      <style:text-properties fo:color="#000000" fo:font-family="Sans Serif" fo:font-size="12.000000000000000pt"/>
    </style:style>
    <style:style style:name="P5" style:family="paragraph">
      <style:paragraph-properties fo:margin="1.000000000000000pt" fo:text-align="left"/>
      <style:text-properties fo:color="#000000" fo:font-family="Sans Serif" fo:font-size="12.000000000000000pt"/>
    </style:style>
    <style:style style:name="P6" style:family="paragraph">
      <style:paragraph-properties fo:margin="0.000000000000000pt"/>
      <style:text-properties fo:color="#000000" fo:font-family="Sans Serif" fo:font-size="12.000000000000000pt"/>
    </style:style>
    <style:style style:name="T3" style:family="text">
      <style:text-properties fo:font-size="11.000000000000000pt"/>
    </style:style>
    <style:style style:name="T4" style:family="text">
      <style:text-properties fo:font-size="18.000000000000000pt" fo:font-weight="bold"/>
    </style:style>
    <style:style style:name="gr1" style:family="graphic">
      <style:graphic-properties draw:fill="none" draw:stroke="none" fo:margin="0.000000000000000pt" style:wrap="biggest" style:wrap-dynamic-threshold="0.000000000000000pt"/>
    </style:style>
    <style:style style:name="gr2" style:family="graphic">
      <style:graphic-properties draw:fill="solid" draw:fill-color="#ffffff" draw:stroke="solid" draw:stroke-linejoin="bevel" fo:margin="0.000000000000000pt" style:wrap="biggest" style:wrap-dynamic-threshold="0.000000000000000pt" svg:fill-rule="evenodd" svg:stroke-color="#000000" svg:stroke-linecap="butt" svg:stroke-opacity="1" svg:stroke-width="2.834650580000000pt"/>
    </style:style>
    <style:style style:name="gr3" style:family="graphic">
      <style:graphic-properties draw:auto-grow-height="false" draw:auto-grow-width="true" draw:fill="none" draw:stroke="none" draw:textarea-vertical-align="middle" fo:margin="0.000000000000000pt" style:wrap="biggest" style:wrap-dynamic-threshold="0.000000000000000pt"/>
      <style:paragraph-properties fo:margin="0.000000000000000pt"/>
    </style:style>
    <style:style style:name="gr4" style:family="graphic">
      <style:graphic-properties draw:fill="none" draw:stroke="dash" draw:stroke-dash="dash1" draw:stroke-linejoin="miter" fo:margin="1.000000000000000pt" style:wrap="biggest" style:wrap-dynamic-threshold="0.000000000000000pt" svg:fill-rule="evenodd" svg:stroke-color="#000000" svg:stroke-linecap="square" svg:stroke-opacity="1" svg:stroke-width="2.834650580000000pt"/>
    </style:style>
    <style:style style:name="gr5" style:family="graphic">
      <style:graphic-properties draw:fill="none" draw:stroke="solid" draw:stroke-linejoin="bevel" fo:margin="1.000000000000000pt" style:wrap="biggest" style:wrap-dynamic-threshold="0.000000000000000pt" svg:fill-rule="evenodd" svg:stroke-color="#b70000" svg:stroke-linecap="square" svg:stroke-opacity="1" svg:stroke-width="2.834650580000000pt"/>
    </style:style>
    <style:style style:name="gr6"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7" style:family="graphic">
      <style:graphic-properties draw:fill="none" draw:stroke="solid" draw:stroke-linejoin="bevel" fo:margin="1.000000000000000pt" style:wrap="biggest" style:wrap-dynamic-threshold="0.000000000000000pt" svg:fill-rule="evenodd" svg:stroke-color="#1bc700" svg:stroke-linecap="square" svg:stroke-opacity="1" svg:stroke-width="2.834650580000000pt"/>
    </style:style>
    <style:style style:name="gr8" style:family="graphic">
      <style:graphic-properties draw:fill="none" draw:stroke="solid" draw:stroke-linejoin="bevel" fo:margin="1.000000000000000pt" style:wrap="biggest" style:wrap-dynamic-threshold="0.000000000000000pt" svg:fill-rule="evenodd" svg:stroke-color="#000000" svg:stroke-linecap="square" svg:stroke-opacity="1" svg:stroke-width="2.834650580000000pt"/>
    </style:style>
    <style:style style:name="gr9" style:family="graphic">
      <style:graphic-properties draw:fill="none" draw:stroke="solid" draw:stroke-linejoin="bevel" fo:margin="1.000000000000000pt" style:wrap="biggest" style:wrap-dynamic-threshold="0.000000000000000pt" svg:fill-rule="evenodd" svg:stroke-color="#1bc700" svg:stroke-linecap="butt" svg:stroke-opacity="1" svg:stroke-width="2.834650580000000pt"/>
    </style:style>
    <style:style style:name="gr10" style:family="graphic">
      <style:graphic-properties draw:fill="none" draw:stroke="solid" draw:stroke-linejoin="bevel" fo:margin="1.000000000000000pt" style:wrap="biggest" style:wrap-dynamic-threshold="0.000000000000000pt" svg:fill-rule="evenodd" svg:stroke-color="#c79302" svg:stroke-linecap="square" svg:stroke-opacity="1" svg:stroke-width="2.834650580000000pt"/>
    </style:style>
    <style:style style:name="gr11" style:family="graphic">
      <style:graphic-properties draw:fill="none" draw:stroke="dash" draw:stroke-dash="dash1" draw:stroke-linejoin="bevel" fo:margin="1.000000000000000pt" style:wrap="biggest" style:wrap-dynamic-threshold="0.000000000000000pt" svg:fill-rule="evenodd" svg:stroke-color="#000000" svg:stroke-linecap="square" svg:stroke-opacity="1" svg:stroke-width="2.834650580000000pt"/>
    </style:style>
    <style:style style:name="gr12" style:family="graphic">
      <style:graphic-properties draw:fill="none" draw:stroke="solid" draw:stroke-linejoin="miter" fo:margin="1.000000000000000pt" style:wrap="biggest" style:wrap-dynamic-threshold="0.000000000000000pt" svg:fill-rule="evenodd" svg:stroke-color="#03c300" svg:stroke-linecap="butt" svg:stroke-opacity="1" svg:stroke-width="2.83465058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239.52797401000pt">
          <draw:path draw:style-name="gr2" xml:id="shape-2" draw:id="shape-2" draw:layer="" svg:width="99.70797436786pt" svg:height="56.11725777344pt" svg:x="255.11855220000pt" svg:y="240.94529930000pt" svg:viewBox="0 0 100 56" svg:d="M0 0L99.708 0C99.708 18.7058 99.708 37.4115 99.708 56.1173L0 56.1173Z" calligra:nodeTypes="ccccc">
            <draw:glue-point draw:id="4" svg:x="50%" svg:y="25.4061%"/>
          </draw:path>
          <draw:frame draw:style-name="gr3" xml:id="shape-3" draw:id="shape-3" draw:layer="" svg:width="79.31261023887pt" svg:height="56.69301159994pt" svg:x="265.03262847988pt" svg:y="240.94529930006pt">
            <draw:text-box>
              <text:p text:style-name="P1"><text:span text:style-name="T1">DC/DC converter</text:span></text:p>
            </draw:text-box>
          </draw:frame>
          <draw:glue-point draw:id="4" svg:x="0%" svg:y="-50%"/>
          <draw:glue-point draw:id="5" svg:x="0%" svg:y="50%"/>
          <draw:glue-point draw:id="6" svg:x="50%" svg:y="0%"/>
          <draw:glue-point draw:id="7" svg:x="0%" svg:y="0%"/>
        </draw:g>
        <draw:g draw:style-name="gr1" xml:id="shape-4" draw:id="shape-4" svg:y="367.08725011000pt">
          <draw:path draw:style-name="gr2" xml:id="shape-5" draw:id="shape-5" draw:layer="" svg:width="99.70797436786pt" svg:height="56.55691335788pt" svg:x="255.11855220000pt" svg:y="368.50457540000pt" svg:viewBox="0 0 100 57" svg:d="M0 0L99.708 0L99.708 56.5569L0 56.5569Z" calligra:nodeTypes="ccccc"/>
          <draw:frame draw:style-name="gr3" xml:id="shape-6" draw:id="shape-6" draw:layer="" svg:width="79.19756535447pt" svg:height="56.60810164482pt" svg:x="265.01824786933pt" svg:y="368.50457540006pt">
            <draw:text-box>
              <text:p text:style-name="P1"><text:span text:style-name="T2">Arduino</text:span></text:p>
              <text:p text:style-name="P2">Uno</text:p>
            </draw:text-box>
          </draw:frame>
          <draw:glue-point draw:id="4" svg:x="0%" svg:y="-50%"/>
          <draw:glue-point draw:id="5" svg:x="0%" svg:y="50%"/>
          <draw:glue-point draw:id="6" svg:x="50%" svg:y="0%"/>
          <draw:glue-point draw:id="7" svg:x="0%" svg:y="0%"/>
          <draw:glue-point draw:id="8" svg:x="-48.5714%" svg:y="29.2546%"/>
        </draw:g>
        <draw:connector draw:style-name="gr4" xml:id="shape-7" draw:id="shape-7" draw:layer="" draw:type="standard" draw:start-shape="shape-8" draw:start-glue-point="1" draw:end-shape="shape-5" draw:end-glue-point="3" svg:d="M0 3.49019e-11L19.9002 3.49019e-11L49.3588 3.49019e-11L49.3588 0L78.8174 0L98.7176 0" svg:viewBox="0 0 99 0"/>
        <draw:connector draw:style-name="gr5" xml:id="shape-9" draw:id="shape-9" draw:layer="" draw:type="standard" draw:start-shape="shape-10" draw:start-glue-point="2" draw:end-shape="shape-2" draw:end-glue-point="0" svg:d="M0 0L0 20L0 20L0 8.92226L0 8.92226L0 8.92226L0 28.9223" svg:viewBox="0 0 0 29"/>
        <draw:frame draw:style-name="gr6" xml:id="shape-11" draw:id="shape-11" draw:layer="" svg:width="74.48685601866pt" svg:height="14.31132597863pt" svg:x="309.17011685186pt" svg:y="219.38505771603pt">
          <draw:text-box>
            <text:p text:style-name="P3">12V</text:p>
          </draw:text-box>
        </draw:frame>
        <draw:connector draw:style-name="gr7" xml:id="shape-12" draw:id="shape-12" draw:layer="" draw:type="standard" svg:x1="137.39056386691pt" svg:y1="369.92190069000pt" draw:end-shape="shape-1" draw:end-glue-point="3" svg:d="M0 102.047L0 81.7653L0 0L96.6178 0L116.311 0" svg:viewBox="0 0 116 102"/>
        <draw:frame draw:style-name="gr6" xml:id="shape-13" draw:id="shape-13" draw:layer="" svg:width="74.48685601866pt" svg:height="14.31132597863pt" svg:x="176.35267211873pt" svg:y="250.44720204878pt">
          <draw:text-box>
            <text:p text:style-name="P4">5V</text:p>
          </draw:text-box>
        </draw:frame>
        <draw:g draw:style-name="gr1" xml:id="shape-14" draw:id="shape-14" svg:y="367.08725011000pt">
          <draw:path draw:style-name="gr2" xml:id="shape-15" draw:id="shape-15" draw:layer="" svg:width="99.41682708271pt" svg:height="56.11725777351pt" svg:x="425.19758700000pt" svg:y="368.50457540000pt" svg:viewBox="0 0 99 56" svg:d="M0 0L99.4168 0L99.4168 56.1173L0 56.1173Z" calligra:nodeTypes="ccccc"/>
          <draw:frame draw:style-name="gr3" xml:id="shape-16" draw:id="shape-16" draw:layer="" svg:width="79.19756535447pt" svg:height="56.60810164482pt" svg:x="435.09728266933pt" svg:y="368.50457540006pt">
            <draw:text-box>
              <text:p text:style-name="P1"><text:span text:style-name="T1">shift<text:line-break/>register</text:span></text:p>
            </draw:text-box>
          </draw:frame>
          <draw:glue-point draw:id="4" svg:x="0%" svg:y="-50%"/>
          <draw:glue-point draw:id="5" svg:x="0%" svg:y="50%"/>
          <draw:glue-point draw:id="6" svg:x="50%" svg:y="0%"/>
          <draw:glue-point draw:id="7" svg:x="0%" svg:y="0%"/>
          <draw:glue-point draw:id="8" svg:x="-12.3146%" svg:y="-47.4963%"/>
        </draw:g>
        <draw:g draw:style-name="gr1" xml:id="shape-17" draw:id="shape-17" svg:y="480.47327331000pt">
          <draw:path draw:style-name="gr2" xml:id="shape-18" draw:id="shape-18" draw:layer="" svg:width="99.83538196683pt" svg:height="56.23480338667pt" svg:x="425.19758700000pt" svg:y="481.89059860000pt" svg:viewBox="0 0 100 56" svg:d="M0 0L99.8354 0L99.8354 56.2348L0 56.2348Z" calligra:nodeTypes="ccccc"/>
          <draw:frame draw:style-name="gr3" xml:id="shape-19" draw:id="shape-19" draw:layer="" svg:width="79.19756535447pt" svg:height="56.60810164482pt" svg:x="435.09728266933pt" svg:y="481.89059860006pt">
            <draw:text-box>
              <text:p text:style-name="P1"><text:span text:style-name="T1">pump<text:line-break/>controllers</text:span></text:p>
            </draw:text-box>
          </draw:frame>
          <draw:glue-point draw:id="4" svg:x="0%" svg:y="-50%"/>
          <draw:glue-point draw:id="5" svg:x="0%" svg:y="50%"/>
          <draw:glue-point draw:id="6" svg:x="50%" svg:y="0%"/>
          <draw:glue-point draw:id="7" svg:x="0%" svg:y="0%"/>
        </draw:g>
        <draw:connector draw:style-name="gr8" xml:id="shape-20" draw:id="shape-20" draw:layer="" draw:type="standard" draw:start-shape="shape-16" draw:start-glue-point="2" draw:end-shape="shape-18" draw:end-glue-point="0" svg:d="M0 0L0 20L0 28.389L0.419213 28.389L0.419213 36.7779L0.419213 56.7779" svg:viewBox="0 0 0 57"/>
        <draw:connector draw:style-name="gr8" xml:id="shape-21" draw:id="shape-21" draw:layer="" draw:type="standard" draw:start-shape="shape-5" draw:start-glue-point="1" draw:end-shape="shape-15" draw:end-glue-point="3" svg:d="M0 0.219828L19.8603 0.219828L35.1855 0.219828L35.1855 0L50.5108 0L70.3711 0" svg:viewBox="0 0 70 0"/>
        <draw:frame draw:style-name="gr6" xml:id="shape-22" draw:id="shape-22" draw:layer="" svg:width="74.48685601866pt" svg:height="14.31132597863pt" svg:x="358.04420420065pt" svg:y="378.98021308084pt">
          <draw:text-box>
            <text:p text:style-name="P3">4 dig. CH</text:p>
          </draw:text-box>
        </draw:frame>
        <draw:connector draw:style-name="gr7" xml:id="shape-23" draw:id="shape-23" draw:layer="" draw:type="standard" draw:start-shape="shape-2" draw:start-glue-point="1" draw:end-shape="shape-14" draw:end-glue-point="8" svg:d="M0 0L20 0L106.419 0L106.419 79.5006L106.419 99.5006" svg:viewBox="0 0 106 100"/>
        <draw:frame draw:style-name="gr6" xml:id="shape-24" draw:id="shape-24" draw:layer="" svg:width="74.48685601866pt" svg:height="14.31132597863pt" svg:x="363.50457540000pt" svg:y="250.11855220000pt">
          <draw:text-box>
            <text:p text:style-name="P5">5V</text:p>
          </draw:text-box>
        </draw:frame>
        <draw:g draw:style-name="gr1" xml:id="shape-25" draw:id="shape-25" svg:y="480.47327331000pt">
          <draw:path draw:style-name="gr2" xml:id="shape-26" draw:id="shape-26" draw:layer="" svg:width="99.41682708271pt" svg:height="56.11725777351pt" svg:x="255.11855220000pt" svg:y="481.89059860000pt" svg:viewBox="0 0 99 56" svg:d="M0 0L99.4168 0L99.4168 56.1173L0 56.1173Z" calligra:nodeTypes="ccccc"/>
          <draw:frame draw:style-name="gr3" xml:id="shape-27" draw:id="shape-27" draw:layer="" svg:width="79.19756535447pt" svg:height="56.60810164482pt" svg:x="265.01824786933pt" svg:y="481.89059860006pt">
            <draw:text-box>
              <text:p text:style-name="P1"><text:span text:style-name="T1">RTC<text:line-break/>DS3234</text:span></text:p>
            </draw:text-box>
          </draw:frame>
          <draw:glue-point draw:id="4" svg:x="0%" svg:y="-50%"/>
          <draw:glue-point draw:id="5" svg:x="0%" svg:y="50%"/>
          <draw:glue-point draw:id="6" svg:x="50%" svg:y="0%"/>
          <draw:glue-point draw:id="7" svg:x="0%" svg:y="0%"/>
        </draw:g>
        <draw:connector draw:style-name="gr8" xml:id="shape-28" draw:id="shape-28" draw:layer="" draw:type="standard" draw:start-shape="shape-26" draw:start-glue-point="0" draw:end-shape="shape-5" draw:end-glue-point="2" svg:d="M0.145574 56.8291L0.145574 36.781L0.145574 28.4146L0 28.4146L0 20.048L0 0" svg:viewBox="0 0 0 57"/>
        <draw:frame draw:style-name="gr6" xml:id="shape-29" draw:id="shape-29" draw:layer="" svg:width="74.48685601866pt" svg:height="14.31132597863pt" svg:x="311.81156380000pt" svg:y="462.71734570000pt">
          <draw:text-box>
            <text:p text:style-name="P3">SPI</text:p>
          </draw:text-box>
        </draw:frame>
        <draw:connector draw:style-name="gr9" xml:id="shape-30" draw:id="shape-30" draw:layer="" draw:type="standard" draw:start-shape="shape-5" draw:start-glue-point="0" draw:end-shape="shape-2" draw:end-glue-point="2" svg:d="M0 71.442L0 51.2553L0 35.721L0 20.1867L0 0" svg:viewBox="0 0 0 71"/>
        <draw:connector draw:style-name="gr10" xml:id="shape-31" draw:id="shape-31" draw:layer="" draw:type="standard" draw:start-shape="shape-10" draw:start-glue-point="1" svg:x2="411.02433410000pt" svg:y2="184.25228770000pt" svg:d="M0 0L20 0L28.0989 0L28.0989 0.287877L36.1978 0.287877L56.1978 0.287877" svg:viewBox="0 0 56 0"/>
        <draw:g draw:style-name="gr1" xml:id="shape-32" draw:id="shape-32" svg:y="469.32957253357pt">
          <draw:path draw:style-name="gr2" xml:id="shape-33" draw:id="shape-33" draw:layer="" svg:width="83.00562897729pt" svg:height="57.02643605150pt" svg:x="72.57038756951pt" svg:y="470.74689782357pt" svg:viewBox="0 0 83 57" svg:d="M18.2021 16.3848C11.2194 15.9624 -1.48415 20.5243 0.142363 30.0423C1.76888 39.5886 10.7988 41.2218 14.5005 38.7437C18.2021 36.2657 8.75163 51.5846 26.8395 55.724C44.8993 59.8635 53.9293 53.2461 51.4895 48.29C49.0498 43.3338 67.5023 59.4694 76.1114 50.3456C84.7207 41.2218 67.0815 32.5204 70.7832 33.7876C74.485 35.0267 85.9826 33.3652 82.2808 17.624C78.5791 1.88263 45.32 13.8786 49.0217 11.823C52.7234 9.76736 43.2729 -1.83446 32.1677 0.249364C20.67 2.69927 19.8567 6.41635 18.6228 15.54Z" calligra:nodeTypes="cccccccccccc"/>
          <draw:frame draw:style-name="gr3" xml:id="shape-34" draw:id="shape-34" draw:layer="" svg:width="48.58591094120pt" svg:height="30.47249373500pt" svg:x="93.23499029771pt" svg:y="485.37369481637pt">
            <draw:text-box>
              <text:p text:style-name="P6"><text:span text:style-name="T3">internet</text:span></text:p>
            </draw:text-box>
          </draw:frame>
          <draw:glue-point draw:id="4" svg:x="-50%" svg:y="-0.8401%"/>
          <draw:glue-point draw:id="5" svg:x="-4.6301%" svg:y="50%"/>
          <draw:glue-point draw:id="6" svg:x="49.95%" svg:y="-8.7301%"/>
          <draw:glue-point draw:id="7" svg:x="-8.0901%" svg:y="-49.9601%"/>
          <draw:glue-point draw:id="8" svg:x="0.86%" svg:y="0.36%"/>
        </draw:g>
        <draw:g draw:style-name="gr1" xml:id="shape-35" draw:id="shape-35" svg:y="182.83496241000pt">
          <draw:path draw:style-name="gr2" xml:id="shape-36" draw:id="shape-36" draw:layer="" svg:width="99.41682708271pt" svg:height="56.23480338660pt" svg:x="56.69301160000pt" svg:y="184.25228770000pt" svg:viewBox="0 0 99 56" svg:d="M0 0L99.4168 0C99.4168 18.745 99.4168 37.4898 99.4168 56.2348L0 56.2348Z" calligra:nodeTypes="ccccc">
            <draw:glue-point draw:id="4" svg:x="50%" svg:y="25.4061%"/>
          </draw:path>
          <draw:frame draw:style-name="gr3" xml:id="shape-37" draw:id="shape-37" draw:layer="" svg:width="79.31261023887pt" svg:height="56.69301159994pt" svg:x="66.60708787988pt" svg:y="184.25228770006pt">
            <draw:text-box>
              <text:p text:style-name="P1"><text:span text:style-name="T1">webcam</text:span></text:p>
            </draw:text-box>
          </draw:frame>
          <draw:glue-point draw:id="4" svg:x="0%" svg:y="-50%"/>
          <draw:glue-point draw:id="5" svg:x="0%" svg:y="50%"/>
          <draw:glue-point draw:id="6" svg:x="50%" svg:y="0%"/>
          <draw:glue-point draw:id="7" svg:x="0%" svg:y="0%"/>
        </draw:g>
        <draw:connector draw:style-name="gr11" xml:id="shape-38" draw:id="shape-38" draw:layer="" draw:type="standard" draw:start-shape="shape-39" draw:start-glue-point="0" draw:end-shape="shape-36" draw:end-glue-point="2" svg:d="M0 128.017L0 107.933L0 64.009L0.102028 64.009L0.102028 20.0853L0.102028 0" svg:viewBox="0 0 0 128"/>
        <draw:connector draw:style-name="gr11" xml:id="shape-40" draw:id="shape-40" draw:layer="" draw:type="standard" draw:start-shape="shape-39" draw:start-glue-point="2" draw:end-shape="shape-32" draw:end-glue-point="7" svg:d="M0 0L0 20L0 22.0774L0.358758 22.0774L0.358758 24.1549L0.358758 44.1547" svg:viewBox="0 0 0 44"/>
        <draw:frame draw:style-name="gr6" xml:id="shape-41" draw:id="shape-41" draw:layer="" svg:width="91.10874514096pt" svg:height="15.14657516477pt" svg:x="113.38602320000pt" svg:y="429.37083990000pt">
          <draw:text-box>
            <text:p text:style-name="P3">UMTS</text:p>
          </draw:text-box>
        </draw:frame>
        <draw:frame draw:style-name="gr6" xml:id="shape-42" draw:id="shape-42" draw:layer="" svg:width="74.48685601866pt" svg:height="14.31132597863pt" svg:x="311.81156380000pt" svg:y="306.81156380000pt">
          <draw:text-box>
            <text:p text:style-name="P5">5V</text:p>
          </draw:text-box>
        </draw:frame>
        <draw:g draw:style-name="gr1" xml:id="shape-43" draw:id="shape-43" svg:y="154.48845661000pt">
          <draw:path draw:style-name="gr2" xml:id="shape-44" draw:id="shape-44" draw:layer="" svg:width="99.41682708271pt" svg:height="56.23480338660pt" svg:x="255.11855220000pt" svg:y="155.90578190000pt" svg:viewBox="0 0 99 56" svg:d="M0 0L99.4168 0C99.4168 18.745 99.4168 37.4898 99.4168 56.2348L0 56.2348Z" calligra:nodeTypes="ccccc">
            <draw:glue-point draw:id="4" svg:x="50%" svg:y="25.4061%"/>
          </draw:path>
          <draw:frame draw:style-name="gr3" xml:id="shape-45" draw:id="shape-45" draw:layer="" svg:width="79.31261023887pt" svg:height="56.69301159994pt" svg:x="265.03262847988pt" svg:y="155.90578190006pt">
            <draw:text-box>
              <text:p text:style-name="P1"><text:span text:style-name="T1">battery<text:line-break/>24Ah</text:span></text:p>
            </draw:text-box>
          </draw:frame>
          <draw:glue-point draw:id="4" svg:x="0%" svg:y="-50%"/>
          <draw:glue-point draw:id="5" svg:x="0%" svg:y="50%"/>
          <draw:glue-point draw:id="6" svg:x="50%" svg:y="0%"/>
          <draw:glue-point draw:id="7" svg:x="0%" svg:y="0%"/>
        </draw:g>
        <draw:g draw:style-name="gr1" xml:id="shape-46" draw:id="shape-46" svg:y="367.08725011000pt">
          <draw:path draw:style-name="gr2" xml:id="shape-47" draw:id="shape-47" draw:layer="" svg:width="99.41682708271pt" svg:height="56.11725777351pt" svg:x="56.69301160000pt" svg:y="368.50457540000pt" svg:viewBox="0 0 99 56" svg:d="M0 0L99.4168 0L99.4168 56.1173L0 56.1173Z" calligra:nodeTypes="ccccc"/>
          <draw:frame draw:style-name="gr3" xml:id="shape-48" draw:id="shape-48" draw:layer="" svg:width="79.19756535447pt" svg:height="56.60810164482pt" svg:x="66.59270726933pt" svg:y="368.50457540006pt">
            <draw:text-box>
              <text:p text:style-name="P1"><text:span text:style-name="T2">raspi</text:span></text:p>
            </draw:text-box>
          </draw:frame>
          <draw:glue-point draw:id="4" svg:x="0%" svg:y="-50%"/>
          <draw:glue-point draw:id="5" svg:x="0%" svg:y="50%"/>
          <draw:glue-point draw:id="6" svg:x="50%" svg:y="0%"/>
          <draw:glue-point draw:id="7" svg:x="0%" svg:y="0%"/>
          <draw:glue-point draw:id="8" svg:x="-48.5714%" svg:y="29.2546%"/>
        </draw:g>
        <draw:frame draw:style-name="gr6" xml:id="shape-49" draw:id="shape-49" draw:layer="" svg:width="91.10874514096pt" svg:height="15.14657516477pt" svg:x="70.86626450000pt" svg:y="345.15806960000pt">
          <draw:text-box>
            <text:p text:style-name="P3">USB</text:p>
          </draw:text-box>
        </draw:frame>
        <draw:frame draw:style-name="gr6" xml:id="shape-50" draw:id="shape-50" draw:layer="" svg:width="91.10874514096pt" svg:height="15.14657516477pt" svg:x="165.07903480000pt" svg:y="378.50457540000pt">
          <draw:text-box>
            <text:p text:style-name="P3">USB</text:p>
          </draw:text-box>
        </draw:frame>
        <draw:frame draw:style-name="gr6" xml:id="shape-51" draw:id="shape-51" draw:layer="" svg:width="92.07376143579pt" svg:height="16.47321642759pt" svg:x="481.89059860000pt" svg:y="430.19758700000pt">
          <draw:text-box>
            <text:p text:style-name="P3">16 channels</text:p>
          </draw:text-box>
        </draw:frame>
        <draw:g draw:style-name="gr1" xml:id="shape-52" draw:id="shape-52" svg:y="154.48845661000pt">
          <draw:path draw:style-name="gr2" xml:id="shape-53" draw:id="shape-53" draw:layer="" svg:width="99.41682708271pt" svg:height="56.23480338660pt" svg:x="411.02433410000pt" svg:y="155.90578190000pt" svg:viewBox="0 0 99 56" svg:d="M0 0L99.4168 0C99.4168 18.745 99.4168 37.4898 99.4168 56.2348L0 56.2348Z" calligra:nodeTypes="ccccc">
            <draw:glue-point draw:id="4" svg:x="50%" svg:y="25.4061%"/>
          </draw:path>
          <draw:frame draw:style-name="gr3" xml:id="shape-54" draw:id="shape-54" draw:layer="" svg:width="79.31261023887pt" svg:height="56.69301159994pt" svg:x="420.93841037988pt" svg:y="155.90578190006pt">
            <draw:text-box>
              <text:p text:style-name="P1"><text:span text:style-name="T1">solar<text:line-break/>modules</text:span></text:p>
            </draw:text-box>
          </draw:frame>
          <draw:glue-point draw:id="4" svg:x="0%" svg:y="-50%"/>
          <draw:glue-point draw:id="5" svg:x="0%" svg:y="50%"/>
          <draw:glue-point draw:id="6" svg:x="50%" svg:y="0%"/>
          <draw:glue-point draw:id="7" svg:x="0%" svg:y="0%"/>
        </draw:g>
        <draw:frame draw:style-name="gr6" xml:id="shape-55" draw:id="shape-55" draw:layer="" svg:width="92.07376143579pt" svg:height="20.56723780061pt" svg:x="411.02433410000pt" svg:y="453.54409280000pt">
          <draw:text-box>
            <text:p text:style-name="P3"><text:span text:style-name="T4">16x</text:span></text:p>
          </draw:text-box>
        </draw:frame>
        <draw:path draw:style-name="gr12" xml:id="shape-56" draw:id="shape-56" draw:layer="" svg:width="0.00000000000pt" svg:height="56.56243451965pt" svg:x="461.54409280000pt" svg:y="425.32816408035pt" svg:viewBox="0 0 0 57" svg:d="M0 56.5624C0 41.7713 0 4.06301 0 0" calligra:nodeTypes="cc"/>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draw:stroke-dash draw:name="dash1" draw:distance="5.669301160000000pt" draw:dots1="1" draw:dots1-length="11.338602320000000pt" draw:style="rec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fo:border="0pt none #000000" fo:margin="28.346505799999999pt" fo:padding="0.000000000000000pt" fo:page-height="841.891222259999950pt" fo:page-width="595.276621799999930pt" style:print-orientation="portrait"/>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0</meta:generator>
    <dc:title/>
    <meta:initial-creator>Unknown</meta:initial-creator>
    <meta:editing-cycles>0</meta:editing-cycles>
    <dc:date>2013-11-25T23:46:57</dc:date>
    <meta:creation-date>2013-05-13T22:59:17</meta:creation-date>
    <dc:creator>Albert Frisch</dc:creator>
  </office:meta>
</office:document-meta>
</file>